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9C0000124C80C5EBA2.svm"/>
  <manifest:file-entry manifest:media-type="" manifest:full-path="Pictures/2000000700003E8800001EE8CE566C5D.svm"/>
  <manifest:file-entry manifest:media-type="" manifest:full-path="Pictures/200000070000353B00000D3C4EA24CBD.svm"/>
  <manifest:file-entry manifest:media-type="" manifest:full-path="Pictures/2000000700004E0900001C6D04E8217B.svm"/>
  <manifest:file-entry manifest:media-type="" manifest:full-path="Pictures/2000000700003D9A00000DDA78A22507.svm"/>
  <manifest:file-entry manifest:media-type="" manifest:full-path="Pictures/2000000700003C5D00001E2FA2FEF6EB.svm"/>
  <manifest:file-entry manifest:media-type="" manifest:full-path="Pictures/200000070000515800002040A96D3B76.svm"/>
  <manifest:file-entry manifest:media-type="" manifest:full-path="Pictures/2000000700005A560000138A1D4CFE4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2.407cm" table:align="left"/>
    </style:style>
    <style:style style:name="Tableau1.A" style:family="table-column">
      <style:table-column-properties style:column-width="7.008cm"/>
    </style:style>
    <style:style style:name="Tableau1.B" style:family="table-column">
      <style:table-column-properties style:column-width="5.399cm"/>
    </style:style>
    <style:style style:name="Tableau1.A1" style:family="table-cell">
      <style:table-cell-properties style:vertical-align="middle" fo:padding="0.049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style:line-height-at-least="0.503cm"/>
      <style:text-properties fo:color="#d4d4d4" style:font-name="Consolas" fo:font-size="10.5pt" fo:font-weight="normal" fo:background-color="#1e1e1e"/>
    </style:style>
    <style:style style:name="P10" style:family="paragraph" style:parent-style-name="Standard">
      <style:paragraph-properties fo:text-align="justify" style:justify-single-word="false"/>
      <style:text-properties fo:color="#d4d4d4" style:font-name="Consolas" fo:font-size="10.5pt" fo:font-style="normal" fo:font-weight="normal" fo:background-color="#1e1e1e" style:font-style-asian="normal" style:font-style-complex="normal"/>
    </style:style>
    <style:style style:name="P11" style:family="paragraph" style:parent-style-name="Standard">
      <style:paragraph-properties style:line-height-at-least="0.503cm"/>
    </style:style>
    <style:style style:name="P12" style:family="paragraph" style:parent-style-name="Preformatted_20_Text">
      <style:paragraph-properties fo:margin-top="0cm" fo:margin-bottom="0.499cm"/>
    </style:style>
    <style:style style:name="P13" style:family="paragraph" style:parent-style-name="Preformatted_20_Text">
      <style:paragraph-properties fo:margin-top="0cm" fo:margin-bottom="0.499cm" fo:text-align="justify" style:justify-single-word="false"/>
    </style:style>
    <style:style style:name="P14" style:family="paragraph" style:parent-style-name="Table_20_Contents">
      <style:paragraph-properties fo:margin-top="0cm" fo:margin-bottom="0.499cm"/>
    </style:style>
    <style:style style:name="P15" style:family="paragraph" style:parent-style-name="Preformatted_20_Text">
      <style:paragraph-properties fo:text-align="justify" style:justify-single-word="false"/>
      <style:text-properties fo:font-style="normal" style:font-style-asian="normal" style:font-style-complex="normal"/>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L2">
      <style:paragraph-properties fo:text-align="justify" style:justify-single-word="false"/>
    </style:style>
    <style:style style:name="P18" style:family="paragraph" style:parent-style-name="Standard" style:list-style-name="L3">
      <style:paragraph-properties fo:text-align="justify" style:justify-single-word="false"/>
      <style:text-properties fo:font-style="normal" style:font-style-asian="normal" style:font-style-complex="normal"/>
    </style:style>
    <style:style style:name="P19" style:family="paragraph" style:parent-style-name="Standard" style:list-style-name="L4">
      <style:paragraph-properties fo:text-align="justify" style:justify-single-word="false"/>
      <style:text-properties fo:font-style="normal" style:font-style-asian="normal" style:font-style-complex="normal"/>
    </style:style>
    <style:style style:name="P20" style:family="paragraph" style:parent-style-name="Standard" style:list-style-name="L5">
      <style:paragraph-properties fo:text-align="justify" style:justify-single-word="false"/>
      <style:text-properties fo:font-style="normal" style:font-style-asian="normal" style:font-style-complex="normal"/>
    </style:style>
    <style:style style:name="P21" style:family="paragraph" style:parent-style-name="Standard" style:list-style-name="L6">
      <style:paragraph-properties fo:text-align="justify" style:justify-single-word="false"/>
      <style:text-properties fo:font-style="normal" style:font-style-asian="normal" style:font-style-complex="normal"/>
    </style:style>
    <style:style style:name="P22" style:family="paragraph" style:parent-style-name="Standard" style:list-style-name="L7">
      <style:paragraph-properties fo:text-align="justify" style:justify-single-word="false"/>
      <style:text-properties fo:font-style="normal" style:font-style-asian="normal" style:font-style-complex="normal"/>
    </style:style>
    <style:style style:name="P2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4" style:family="paragraph" style:parent-style-name="Standard"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25" style:family="paragraph" style:parent-style-name="Standard" style:list-style-name="L9">
      <style:paragraph-properties fo:text-align="justify" style:justify-single-word="false"/>
      <style:text-properties fo:font-style="italic" fo:font-weight="bold" style:font-style-asian="italic" style:font-weight-asian="bold" style:font-style-complex="italic" style:font-weight-complex="bold"/>
    </style:style>
    <style:style style:name="P26" style:family="paragraph" style:parent-style-name="Standard"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style:font-name="Courier New"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color="#569cd6"/>
    </style:style>
    <style:style style:name="T6" style:family="text">
      <style:text-properties fo:color="#569cd6" style:font-name="Consolas" fo:font-size="10.5pt" fo:font-style="normal" style:text-underline-style="none" fo:font-weight="normal" fo:background-color="#1e1e1e" style:font-style-asian="normal" style:font-weight-asian="normal" style:font-style-complex="normal" style:font-weight-complex="normal"/>
    </style:style>
    <style:style style:name="T7" style:family="text">
      <style:text-properties fo:color="#d4d4d4" style:font-name="Consolas" fo:font-size="10.5pt" fo:font-style="normal" style:text-underline-style="none" fo:font-weight="normal" fo:background-color="#1e1e1e" style:font-style-asian="normal" style:font-weight-asian="normal" style:font-style-complex="normal" style:font-weight-complex="normal"/>
    </style:style>
    <style:style style:name="T8" style:family="text">
      <style:text-properties fo:color="#d4d4d4" style:font-name="Times New Roman" fo:font-size="10.5pt" fo:font-style="normal" style:text-underline-style="none" fo:font-weight="normal" fo:background-color="#1e1e1e" style:font-style-asian="normal" style:font-weight-asian="normal" style:font-style-complex="normal" style:font-weight-complex="normal"/>
    </style:style>
    <style:style style:name="T9" style:family="text">
      <style:text-properties fo:color="#dcdcaa"/>
    </style:style>
    <style:style style:name="T10" style:family="text">
      <style:text-properties fo:color="#dcdcaa" style:font-name="Consolas" fo:font-size="10.5pt" fo:font-style="normal" style:text-underline-style="none" fo:font-weight="normal" fo:background-color="#1e1e1e" style:font-style-asian="normal" style:font-weight-asian="normal" style:font-style-complex="normal" style:font-weight-complex="normal"/>
    </style:style>
    <style:style style:name="T11" style:family="text">
      <style:text-properties fo:color="#9cdcfe"/>
    </style:style>
    <style:style style:name="T12" style:family="text">
      <style:text-properties fo:color="#9cdcfe" style:font-name="Consolas" fo:font-size="10.5pt" fo:font-style="normal" style:text-underline-style="none" fo:font-weight="normal" fo:background-color="#1e1e1e" style:font-style-asian="normal" style:font-weight-asian="normal" style:font-style-complex="normal" style:font-weight-complex="normal"/>
    </style:style>
    <style:style style:name="T13" style:family="text">
      <style:text-properties fo:color="#ce9178"/>
    </style:style>
    <style:style style:name="T14" style:family="text">
      <style:text-properties fo:color="#ce9178" style:font-name="Consolas" fo:font-size="10.5pt" fo:font-style="normal" style:text-underline-style="none" fo:font-weight="normal" fo:background-color="#1e1e1e" style:font-style-asian="normal" style:font-weight-asian="normal" style:font-style-complex="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style:font-name="Times New Roman" fo:font-style="normal" style:text-underline-style="none" fo:font-weight="normal" style:font-style-asian="normal" style:font-weight-asian="normal" style:font-style-complex="normal" style:font-weight-complex="normal"/>
    </style:style>
    <style:style style:name="T21" style:family="text">
      <style:text-properties style:font-name="Times New Roman" fo:font-style="normal" style:text-underline-style="none" style:font-style-asian="normal" style:font-style-complex="normal"/>
    </style:style>
    <style:style style:name="T22"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style:font-name="Times New Roman" style:text-underline-style="none" fo:font-weight="normal" style:font-weight-asian="normal" style:font-weight-complex="normal"/>
    </style:style>
    <style:style style:name="T24"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color="#608b4e" style:font-name="Consolas" fo:font-size="10.5pt" fo:font-style="normal" style:text-underline-style="none" fo:font-weight="normal" fo:background-color="#1e1e1e" style:font-style-asian="normal" style:font-weight-asian="normal" style:font-style-complex="normal" style:font-weight-complex="normal"/>
    </style:style>
    <style:style style:name="T26" style:family="text">
      <style:text-properties fo:color="#c586c0"/>
    </style:style>
    <style:style style:name="T27" style:family="text">
      <style:text-properties fo:color="#c586c0" style:font-name="Consolas" fo:font-size="10.5pt" fo:font-style="normal" style:text-underline-style="none" fo:font-weight="normal" fo:background-color="#1e1e1e" style:font-style-asian="normal" style:font-weight-asian="normal" style:font-style-complex="normal" style:font-weight-complex="normal"/>
    </style:style>
    <style:style style:name="T28" style:family="text">
      <style:text-properties style:font-name="Courier New" fo:font-style="normal" style:text-underline-style="none" fo:font-weight="normal" style:font-style-asian="normal" style:font-weight-asian="normal" style:font-style-complex="normal" style:font-weight-complex="normal"/>
    </style:style>
    <style:style style:name="T29"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ailler dans la console sans rien : appeler un script par python hello.py.</text:p>
      <text:p text:style-name="P1">Travailler dans python ou ipython : importer le fichier. Ensuite hello.nom_fonction() pour exécuter une fonction. </text:p>
      <text:p text:style-name="P1"/>
      <text:p text:style-name="P1">RCT-810</text:p>
      <text:p text:style-name="P1"/>
      <text:p text:style-name="P1">Les variables avec Python : pas besoin d'indiquer le type apparemment :</text:p>
      <text:p text:style-name="P1">nom_de_la_variable = "Coucou" -&gt; string variable. </text:p>
      <text:p text:style-name="P1">nom_de_la_variable = 52.0 -&gt; float</text:p>
      <text:p text:style-name="P1">nom_de_la_variable = 52 -&gt; int</text:p>
      <text:p text:style-name="P1"/>
      <text:p text:style-name="P1">Pour les string, 3 possibilité : 'Coucou' ; "Coucou" ; """Coucou""" ;</text:p>
      <text:p text:style-name="P1"/>
      <text:p text:style-name="P1">Permutation de deux variables, bien plus simple qu'en C++ :</text:p>
      <text:p text:style-name="P1"><text:span text:style-name="Source_20_Text"><text:span text:style-name="T1"/></text:span></text:p>
      <text:p text:style-name="P1"><text:bookmark text:name="r-2231278"/><text:span text:style-name="Source_20_Text"><text:span text:style-name="T1">&gt;&gt;&gt; a = 5</text:span></text:span></text:p>
      <text:p text:style-name="P13"><text:bookmark text:name="r-22312781"/><text:span text:style-name="Source_20_Text">&gt;&gt;&gt; b = 32</text:span></text:p>
      <text:p text:style-name="P13"><text:bookmark text:name="r-22312782"/><text:span text:style-name="Source_20_Text">&gt;&gt;&gt; a,b = b,a</text:span></text:p>
      <text:p text:style-name="P1"/>
      <text:p text:style-name="P2">Les fonctions : </text:p>
      <text:list xml:id="list1635188914611376544" text:style-name="L1">
        <text:list-item>
          <text:p text:style-name="P16">fonction type(nom_de_la_variable) : renvoi le type de la variable.</text:p>
        </text:list-item>
      </text:list>
      <text:p text:style-name="P1"/>
      <text:list xml:id="list7913798249730658091" text:style-name="L2">
        <text:list-item>
          <text:p text:style-name="P17">Fonction print(variable1, variable2 etc...) : permet d'afficher une ou plusieurs variables (l'affichage se fera séparé d'un espace. On peut afficher des variables de type différents, on peut afficher simplement du texte aussi).</text:p>
        </text:list-item>
        <text:list-item>
          <text:p text:style-name="P17">Fonction permettant de <text:span text:style-name="T2">changer le type d'une variable :</text:span><text:span text:style-name="T3"> on a une année en version string. Pour le convertir en entier : annee = int(annee).</text:span></text:p>
        </text:list-item>
      </text:list>
      <text:p text:style-name="P1"/>
      <text:p text:style-name="P1"/>
      <text:p text:style-name="P2">Les structures conditionnelles :</text:p>
      <text:p text:style-name="P2"/>
      <text:p text:style-name="P5">REMARQUE / VRAC : l'appel de input doit se faire avec le type de variable qu'on souhaite avoir avant, sinon par exemple quand je marquais un truc à 2 chiffres dans ma fonction de quel nombre est supérieur, ça me prenait que le premier ... Donc : a = int(input()) (on peut mettre du texte aussi pour afficher un truc avant la demande de la variable : input("Choisissez un chiffre"). Ça évite aussi de devoir convertir les variables ensuite, par exemple depuis string vers entier.</text:p>
      <text:p text:style-name="P5"/>
      <text:p text:style-name="P5">REMARQUE / VRAC : variable += 1 CORRECT, variable =+ 1 INCORRECT, variable ++ <text:s/>INCORRECT.</text:p>
      <text:p text:style-name="P5"/>
      <text:list xml:id="list7553105828067630245" text:style-name="L3">
        <text:list-item>
          <text:p text:style-name="P18">La structure en "if" :</text:p>
        </text:list-item>
      </text:list>
      <text:p text:style-name="P5"/>
      <text:p text:style-name="P5">Structure =</text:p>
      <text:p text:style-name="P5">if .... :</text:p>
      <text:p text:style-name="P5">elif .... :</text:p>
      <text:p text:style-name="P5">else :</text:p>
      <text:p text:style-name="P5"/>
      <text:p text:style-name="P5">Possibilité de plusieurs conditions avec : le <text:span text:style-name="T4">and</text:span> ( = &amp;&amp; en C++), le <text:span text:style-name="T4">or </text:span>(= || en C++). </text:p>
      <text:p text:style-name="P5">Autres mots qui raccourcissent : le <text:span text:style-name="T4">not </text:span>qui inverse (not a == 5 équivaut à a != 5). Le <text:span text:style-name="T4">is </text:span>qui test une égalité (a is 5 équivaut à a == 5). Typiquement ce qu'on peut faire c'est :</text:p>
      <text:p text:style-name="P5">if a<text:span text:style-name="T4"> is not</text:span> 5 : ........... ou if test <text:span text:style-name="T4">is not</text:span> True : ........... # ça rend plus clair</text:p>
      <text:p text:style-name="P5"><text:soft-page-break/></text:p>
      <text:p text:style-name="P5"/>
      <text:p text:style-name="P5"/>
      <text:list xml:id="list242391517113288469" text:style-name="L4">
        <text:list-item>
          <text:p text:style-name="P19">La structure en while :</text:p>
        </text:list-item>
      </text:list>
      <text:p text:style-name="P5"/>
      <text:p text:style-name="P5">Structure =</text:p>
      <text:p text:style-name="P5">while .... : </text:p>
      <text:p text:style-name="P5"/>
      <text:list xml:id="list7904641770359758007" text:style-name="L5">
        <text:list-item>
          <text:p text:style-name="P20">La structure en for :</text:p>
        </text:list-item>
      </text:list>
      <text:p text:style-name="P5"/>
      <text:p text:style-name="P5">Structure =</text:p>
      <text:p text:style-name="P5"><text:span text:style-name="T4">for</text:span> elements <text:span text:style-name="T4">in</text:span> sequence : ..............</text:p>
      <text:p text:style-name="P5">Ici la variable elements est créée par Python, il n'y a pas besoin de l'initialiser. La variable sequence, elle, doit être initialisée cependant. La boucle for effectue une certaine série d'instruction lorsque elements prend successivement les valeurs de séquence, de la première à la dernière valeur.</text:p>
      <text:p text:style-name="P5"/>
      <text:p text:style-name="P15"><text:bookmark text:name="r-2231600"/><text:span text:style-name="Source_20_Text">chaine = "Bonjour les ZER0S"</text:span></text:p>
      <text:p text:style-name="P12"><text:bookmark text:name="r-22316001"/><text:span text:style-name="Source_20_Text">for lettre in chaine:</text:span></text:p>
      <text:p text:style-name="P12"><text:bookmark text:name="r-22316002"/><text:span text:style-name="Source_20_Text"><text:s text:c="4"/>print(lettre)</text:span></text:p>
      <text:p text:style-name="P5">... Ici ça affichera une par une les lettres comprises dans la variable "chaîne". </text:p>
      <text:p text:style-name="P5">REMARQUE IMPORTANTE : le mot "in" peut être utilisé autre part que dans la boucle for, et notamment avec la boucle if : </text:p>
      <text:p text:style-name="P15"><text:span text:style-name="Source_20_Text"/></text:p>
      <text:p text:style-name="P15"><text:bookmark text:name="r-2231606"/><text:span text:style-name="Source_20_Text">chaine = "Bonjour les ZER0S"</text:span></text:p>
      <text:p text:style-name="P12"><text:bookmark text:name="r-22316061"/><text:span text:style-name="Source_20_Text">for lettre in chaine:</text:span></text:p>
      <text:p text:style-name="P12"><text:bookmark text:name="r-22316062"/><text:span text:style-name="Source_20_Text"><text:s text:c="4"/>if lettre in "AEIOUYaeiouy": # lettre est une voyelle</text:span></text:p>
      <text:p text:style-name="P12"><text:bookmark text:name="r-22316063"/><text:span text:style-name="Source_20_Text"><text:s text:c="8"/>print(lettre)</text:span></text:p>
      <text:p text:style-name="P12"><text:bookmark text:name="r-22316064"/><text:span text:style-name="Source_20_Text"><text:s text:c="4"/>else: # lettre est une consonne... ou plus exactement, lettre n'est pas une voyelle</text:span></text:p>
      <text:p text:style-name="P12"><text:bookmark text:name="r-22316065"/><text:span text:style-name="Source_20_Text"><text:s text:c="8"/>print("*")</text:span></text:p>
      <text:p text:style-name="P5"/>
      <text:p text:style-name="P5"/>
      <text:list xml:id="list7813866419587589970" text:style-name="L6">
        <text:list-item>
          <text:p text:style-name="P21">Les mots clés break et continue :</text:p>
        </text:list-item>
      </text:list>
      <text:p text:style-name="P5"/>
      <text:p text:style-name="P5">Break est pas trop utile dans le sens où c'est assez moche. Ça permet simplement de sortir d'une boucle de manière forcée, une fois que Python lit "break", il sort de la boucle et passe à la suite du code. On peut en général éviter de l'utiliser avec une bonne conception de la boucle, en réfléchissant un peu sur les conditions. Mais parfois c'est vrai que ça peut être utile.</text:p>
      <text:p text:style-name="P5"/>
      <text:p text:style-name="P5">Continue est un mot qui permet de continuer une boucle. Dès que Python arrive à ce mot, il repart au début de la boucle (et check la condition de nouveau btw). </text:p>
      <text:p text:style-name="P5"/>
      <text:p text:style-name="P15"><text:bookmark text:name="r-2231620"/><text:span text:style-name="Source_20_Text">i = 1</text:span></text:p>
      <text:p text:style-name="P12"><text:bookmark text:name="r-22316201"/><text:span text:style-name="Source_20_Text">while i &lt; 20: # Tant que i est inférieure à 20</text:span></text:p>
      <text:p text:style-name="P12"><text:bookmark text:name="r-22316202"/><text:span text:style-name="Source_20_Text"><text:s text:c="4"/>if i % 3 == 0:</text:span></text:p>
      <text:p text:style-name="P12"><text:bookmark text:name="r-22316203"/><text:soft-page-break/><text:span text:style-name="Source_20_Text"><text:s text:c="8"/>i += 4 # On ajoute 4 à i</text:span></text:p>
      <text:p text:style-name="P12"><text:bookmark text:name="r-22316204"/><text:span text:style-name="Source_20_Text"><text:s text:c="8"/>print("On incrémente i de 4. i est maintenant égale à", i)</text:span></text:p>
      <text:p text:style-name="P12"><text:bookmark text:name="r-22316205"/><text:span text:style-name="Source_20_Text"><text:s text:c="8"/>continue # On retourne au while sans exécuter les autres lignes</text:span></text:p>
      <text:p text:style-name="P12"><text:bookmark text:name="r-22316206"/><text:span text:style-name="Source_20_Text"><text:s text:c="4"/>print("La variable i =", i)</text:span></text:p>
      <text:p text:style-name="P12"><text:bookmark text:name="r-22316207"/><text:span text:style-name="Source_20_Text"><text:s text:c="4"/>i += 1 # Dans le cas classique on ajoute juste 1 à i</text:span></text:p>
      <text:p text:style-name="P5">Ici, quand i est égal à 3 on lui ajoute 4 puis on saute les 2 dernières lignes (en évitant de lui re-rajouter 1 du coup) et on retourne au while i &lt; 20.</text:p>
      <text:p text:style-name="P5"/>
      <text:p text:style-name="P5"/>
      <text:p text:style-name="P2">Les fonctions 2 :</text:p>
      <text:p text:style-name="P2"/>
      <text:list xml:id="list5447336234668744189" text:style-name="L7">
        <text:list-item>
          <text:p text:style-name="P22">La définition d'une fonctions se fait comme suit :</text:p>
        </text:list-item>
      </text:list>
      <text:p text:style-name="P5"><text:tab/><text:tab/><text:tab/>def nom_de_la_fonction (paramètre1, paramètre2) : <text:s text:c="4"/># 2 paramètres</text:p>
      <text:p text:style-name="P5"/>
      <text:p text:style-name="P5">Pour spécifier des valeurs par défaut aux paramètres :</text:p>
      <text:p text:style-name="P15"><text:span text:style-name="Source_20_Text"/></text:p>
      <text:p text:style-name="P15"><text:bookmark text:name="r-2231677"/><text:span text:style-name="Source_20_Text">def fonc(a=1, b=2, c=3, d=4, e=5):</text:span></text:p>
      <text:p text:style-name="P5"/>
      <text:p text:style-name="P5"><text:bookmark text:name="r-2231689"/><text:bookmark text:name="r-2231705"/><text:bookmark text:name="r-2231706"/></text:p>
      <table:table table:name="Tableau1" table:style-name="Tableau1">
        <table:table-column table:style-name="Tableau1.A"/>
        <table:table-column table:style-name="Tableau1.B"/>
        <table:table-row>
          <table:table-cell table:style-name="Tableau1.A1" office:value-type="string">
            <text:p text:style-name="P14"><text:bookmark text:name="r-2231685"/><text:bookmark text:name="r-2231686"/><text:span text:style-name="Source_20_Text">fonc()</text:span><text:bookmark text:name="r-2231688"/></text:p>
          </table:table-cell>
          <table:table-cell table:style-name="Tableau1.A1" office:value-type="string">
            <text:p text:style-name="P14"><text:bookmark text:name="r-2231687"/>a = 1 b = 2 c = 3 d = 4 e = 5<text:bookmark text:name="r-2231691"/><text:bookmark text:name="r-2231694"/></text:p>
          </table:table-cell>
        </table:table-row>
        <table:table-row>
          <table:table-cell table:style-name="Tableau1.A1" office:value-type="string">
            <text:p text:style-name="P14"><text:bookmark text:name="r-2231690"/><text:span text:style-name="Source_20_Text">fonc(4)</text:span><text:bookmark text:name="r-2231693"/></text:p>
          </table:table-cell>
          <table:table-cell table:style-name="Tableau1.A1" office:value-type="string">
            <text:p text:style-name="P14"><text:bookmark text:name="r-2231692"/>a = 4 b = 2 c = 3 d = 4 e = 5<text:bookmark text:name="r-2231696"/><text:bookmark text:name="r-2231699"/></text:p>
          </table:table-cell>
        </table:table-row>
        <table:table-row>
          <table:table-cell table:style-name="Tableau1.A1" office:value-type="string">
            <text:p text:style-name="P14"><text:bookmark text:name="r-2231695"/><text:span text:style-name="Source_20_Text">fonc(b=8, d=5)</text:span><text:bookmark text:name="r-2231698"/></text:p>
          </table:table-cell>
          <table:table-cell table:style-name="Tableau1.A1" office:value-type="string">
            <text:p text:style-name="P14"><text:bookmark text:name="r-2231697"/>a = 1 b = 8 c = 3 d = 5 e = 5<text:bookmark text:name="r-2231701"/><text:bookmark text:name="r-2231704"/></text:p>
          </table:table-cell>
        </table:table-row>
        <table:table-row>
          <table:table-cell table:style-name="Tableau1.A1" office:value-type="string">
            <text:p text:style-name="P14"><text:bookmark text:name="r-2231700"/><text:span text:style-name="Source_20_Text">fonc(b=35, c=48, a=4, e=9)</text:span><text:bookmark text:name="r-2231703"/></text:p>
          </table:table-cell>
          <table:table-cell table:style-name="Tableau1.A1" office:value-type="string">
            <text:p text:style-name="P14"><text:bookmark text:name="r-2231702"/>a = 4 b = 35 c = 48 d = 4 e = 9</text:p>
          </table:table-cell>
        </table:table-row>
      </table:table>
      <text:p text:style-name="P5"/>
      <text:p text:style-name="P5">Possibilité de re-définir des fonctions en Python : </text:p>
      <text:p text:style-name="P10"><text:span text:style-name="T5">def</text:span> <text:span text:style-name="T9">example</text:span>(<text:span text:style-name="T11">variable</text:span>) :</text:p>
      <text:p text:style-name="P9"><text:span text:style-name="T9">print</text:span>(variable)</text:p>
      <text:p text:style-name="P11"/>
      <text:p text:style-name="P9"><text:span text:style-name="T5">def</text:span> <text:span text:style-name="T9">example</text:span>() :</text:p>
      <text:p text:style-name="P9"><text:span text:style-name="T9">print</text:span>(<text:span text:style-name="T13">"Exemple 2"</text:span>)</text:p>
      <text:p text:style-name="P9"/>
      <text:p text:style-name="P5">Si on a ce bout de code, la fonction example prend 0 argument et affiche "Exemple 2", l'ancienne version a été écrasée (contrairement au C++ où deux fonctions avec le même nom mais pas les mêmes variables sont toujours distinctes). </text:p>
      <text:p text:style-name="P5"/>
      <text:p text:style-name="P5">Comme en C++ les fonctions de Python peuvent renvoyer des valeurs : </text:p>
      <text:p text:style-name="P5"/>
      <text:p text:style-name="P2">def example(variable) :</text:p>
      <text:p text:style-name="P2"><text:tab/>return variable+1</text:p>
      <text:p text:style-name="P5"/>
      <text:p text:style-name="P5">Les fonctions peuvent aussi renvoyer plusieurs valeurs, qu'on peut ensuite stocker dans plusieurs variables :</text:p>
      <text:p text:style-name="P5"/>
      <text:p text:style-name="P2"><text:soft-page-break/>def example(variable) :</text:p>
      <text:p text:style-name="P2"><text:tab/>return variable+1, variable+2</text:p>
      <text:p text:style-name="P5"/>
      <text:p text:style-name="P5">Ensuite dans la console ou dans le script : </text:p>
      <text:p text:style-name="P2">variable1, variable2 = hello.example(4)</text:p>
      <text:p text:style-name="P2">variable1 = 5</text:p>
      <text:p text:style-name="P2">variable2 = 6</text:p>
      <text:p text:style-name="P2"/>
      <text:p text:style-name="P6">Les fonctions lambda<text:span text:style-name="T3"> :</text:span></text:p>
      <text:p text:style-name="P7"/>
      <text:p text:style-name="P6"><text:span text:style-name="T3">Me sera sûrement pas encore hyper utile mais bon. En gros </text:span><text:span text:style-name="T15">dans la console</text:span><text:span text:style-name="T16"> (marche pas dans les scripts), on peut définir une très courte fonction du genre :</text:span></text:p>
      <text:p text:style-name="P8"/>
      <text:p text:style-name="P4">f = lambda a, b : a+b</text:p>
      <text:p text:style-name="P4">f(4, 5) = 9</text:p>
      <text:p text:style-name="P8"/>
      <text:p text:style-name="P3"><text:span text:style-name="T18">Les modules </text:span><text:span text:style-name="T17">:</text:span></text:p>
      <text:p text:style-name="P8"/>
      <text:p text:style-name="P3"><text:span text:style-name="T17">Les modules python sont un peu comme les fichiers en-tête de C++, ce sont des fichiers contenant des variables et des fonctions propres à un thème particulier. Pour y avoir accès, il faut simplement les importer. Cette importation peut se faire </text:span><text:span text:style-name="T19">dans la console</text:span><text:span text:style-name="T17"> ou bien </text:span><text:span text:style-name="T19">dans le script (au début du script)</text:span><text:span text:style-name="T17">. Cette importation se fait simplement grâce à la commande </text:span><text:span text:style-name="T16">import</text:span><text:span text:style-name="T17"> </text:span><text:span text:style-name="T16">nom_du_fichier</text:span><text:span text:style-name="T17">. On peut importer d'autres scripts python bien sûr.</text:span></text:p>
      <text:p text:style-name="P8"/>
      <text:p text:style-name="P3"><text:span text:style-name="T17">Par exemple, importer le fichier math : </text:span><text:span text:style-name="T16">import math</text:span><text:span text:style-name="T17">. Ensuite on a accès à des fonctions du type :</text:span></text:p>
      <text:p text:style-name="P3"><text:span text:style-name="T16">math.sqrt(16)</text:span><text:span text:style-name="T17"> <text:s text:c="2"/># Il faut préciser le nom du fichier d'où vient la fonction !</text:span></text:p>
      <text:p text:style-name="P8"/>
      <text:p text:style-name="P3"><text:span text:style-name="T17">Pour savoir ce que contient un fichier qu'on importe : </text:span><text:span text:style-name="T16">help(math)</text:span><text:span text:style-name="T17">. </text:span></text:p>
      <text:p text:style-name="P3"><text:span text:style-name="T17">Taper </text:span><text:span text:style-name="User_20_Entry"><text:span text:style-name="T17">Q</text:span></text:span><text:span text:style-name="T17"> pour revenir à la fenêtre d'interpréteur, </text:span><text:span text:style-name="User_20_Entry"><text:span text:style-name="T17">Espace</text:span></text:span><text:span text:style-name="T17"> pour avancer d'une page, </text:span><text:span text:style-name="User_20_Entry"><text:span text:style-name="T17">Entrée</text:span></text:span><text:span text:style-name="T17"> pour avancer d'une ligne. On peut également passer un nom de fonction en paramètre de la fonction </text:span><text:span text:style-name="Source_20_Text"><text:span text:style-name="T17">help </text:span></text:span><text:span text:style-name="Source_20_Text"><text:span text:style-name="T20">: </text:span></text:span><text:span text:style-name="Source_20_Text"><text:span text:style-name="T23">help(math.sqrt) <text:s text:c="2"/></text:span></text:span><text:span text:style-name="Source_20_Text"><text:span text:style-name="T20"># sans les parenthèses : on veut la référence de la fonction, pas l'appeler !</text:span></text:span></text:p>
      <text:p text:style-name="P3"><text:span text:style-name="Source_20_Text"><text:span text:style-name="T20"/></text:span></text:p>
      <text:p text:style-name="P3"><text:span text:style-name="Source_20_Text"><text:span text:style-name="T20">Quand on importe avec cette méthode, on crée un espace de nom spécifique "math", distinct de l'espace de nom principal. L'espace de nom principal contient des fonctions telles que "print("...")" par exemple, et on a rien besoin de mettre avant l'appel de cette fonction. Pour l'espace de nom secondaire "math", on a besoin à chaque fois de mettre "math.[...]" avant d'appeler une fonction ou une variable (VRAC : on peut créer des variables dans les espaces de nom secondaires : par exemple on peut avoir</text:span></text:span></text:p>
      <text:p text:style-name="P3"><text:span text:style-name="Source_20_Text"><text:span text:style-name="T23">math.a = 4</text:span></text:span></text:p>
      <text:p text:style-name="P3"><text:span text:style-name="Source_20_Text"><text:span text:style-name="T23">a = 9</text:span></text:span></text:p>
      <text:p text:style-name="P3"><text:span text:style-name="Source_20_Text"><text:span text:style-name="T20">... Sans soucis).</text:span></text:span></text:p>
      <text:p text:style-name="P3"><text:span text:style-name="Source_20_Text"><text:span text:style-name="T20">VRAC : on peut changer le nom de l'espace de nom secondaire crée lorsqu'on importe un module, par exemple :</text:span></text:span></text:p>
      <text:p text:style-name="P3"><text:span text:style-name="Source_20_Text"><text:span text:style-name="T20"/></text:span></text:p>
      <text:p text:style-name="P3"><text:span text:style-name="Source_20_Text"><text:span text:style-name="T23">import math as m</text:span></text:span><text:span text:style-name="Source_20_Text"><text:span text:style-name="T20"> <text:s/># désormais il faut juste écrire m. avant les fonctions de math, et plus math.</text:span></text:span></text:p>
      <text:p text:style-name="P3"><text:span text:style-name="Source_20_Text"><text:span text:style-name="T20"/></text:span></text:p>
      <text:p text:style-name="P3"><text:span text:style-name="Source_20_Text"><text:span text:style-name="T20">Autre méthode d'importation : </text:span></text:span><text:span text:style-name="Source_20_Text"><text:span text:style-name="T23">from nom_fichier import nom_fonction_variable</text:span></text:span><text:span text:style-name="Source_20_Text"><text:span text:style-name="T20">. Cette méthode permet d'importer une fonction ou une variable spécifique depuis un module et de le placer directement dans l'espace de nom principal (on a pas à écrire math. avant). </text:span></text:span></text:p>
      <text:p text:style-name="P3"><text:span text:style-name="Source_20_Text"><text:span text:style-name="T20">POUR IMPORTER TOUTES FONCTIONS ET VARIABLES, du module math par exemple :</text:span></text:span></text:p>
      <text:p text:style-name="P3"><text:span text:style-name="Source_20_Text"><text:span text:style-name="T20"/></text:span></text:p>
      <text:p text:style-name="P3"><text:span text:style-name="Source_20_Text"><text:span text:style-name="T20"/></text:span></text:p>
      <text:p text:style-name="P3"><text:soft-page-break/><text:span text:style-name="Source_20_Text"><text:span text:style-name="T23">from math import *</text:span></text:span></text:p>
      <text:p text:style-name="P3"><text:span text:style-name="Source_20_Text"><text:span text:style-name="T20"/></text:span></text:p>
      <text:p text:style-name="P3"><text:span text:style-name="Source_20_Text"><text:span text:style-name="T20">Ici on a tout importé dans l'espace de nom principal. Peut être pratique, mais attention à si on fait ça avec plusieurs modules et qu'ils ont par exemple des fonctions qui s'appellent pareil, seule la dernière importée sera accessible car elle aura écrasé l'autre.</text:span></text:span></text:p>
      <text:p text:style-name="P3"><text:span text:style-name="Source_20_Text"><text:span text:style-name="T20"/></text:span></text:p>
      <text:p text:style-name="P3"><text:span text:style-name="Source_20_Text"><text:span text:style-name="T21">Mettre en boîte le code / code dans des fichiers :</text:span></text:span></text:p>
      <text:p text:style-name="P3"><text:span text:style-name="Source_20_Text"><text:span text:style-name="T21"/></text:span></text:p>
      <text:p text:style-name="P3"><text:span text:style-name="Source_20_Text"><text:span text:style-name="T20">On a un script qu'on écrit et édit dans un fichier grâce à Visual Studio Code.</text:span></text:span></text:p>
      <text:p text:style-name="P3"><text:span text:style-name="Source_20_Text"><text:span text:style-name="T20"/></text:span></text:p>
      <text:p text:style-name="P3"><text:span text:style-name="Source_20_Text"><text:span text:style-name="T20"><text:s/>- Première remarque : l'encodage VRAC ENCODAGE. Pour stabiliser le tout quand on utilise des accents dans un programme, on utilise l'utf-8. On écrit donc cette ligne tout en haut du fichier :</text:span></text:span></text:p>
      <text:p text:style-name="P3"><text:span text:style-name="Source_20_Text"><text:span text:style-name="T20"/></text:span></text:p>
      <text:p text:style-name="P3"><text:span text:style-name="Source_20_Text"><text:span text:style-name="T25"># -*- coding: utf-8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2">POUR TRAVAILLER AVEC UN SCRIPT :</text:span></text:span></text:p>
      <text:p text:style-name="P3"><text:span text:style-name="Source_20_Text"><text:span text:style-name="T22"/></text:span></text:p>
      <text:list xml:id="list8470312074792454191" text:style-name="L8">
        <text:list-item>
          <text:p text:style-name="P24"><text:span text:style-name="Source_20_Text"><text:span text:style-name="T20">1ère façon, disposer des fonctions / variables du script : dans Python. Dans la console Windows (anaconda pour moi donc), aller dans le bon directory, puis appeler la python (en écrivant simplement python). Ensuite, importer le fichier : </text:span></text:span><text:span text:style-name="Source_20_Text"><text:span text:style-name="T23">import hello</text:span></text:span><text:span text:style-name="Source_20_Text"><text:span text:style-name="T20"> par exemple pour le fichier hello.py (ne pas mettre le .py !). Ensuite on peut executer les fonctions contenues dans le fichier. Exactement pareil pour ipython.</text:span></text:span></text:p>
        </text:list-item>
      </text:list>
      <text:list xml:id="list7571004596412862708" text:style-name="L9">
        <text:list-item>
          <text:p text:style-name="P25"><text:span text:style-name="Source_20_Text"><text:span text:style-name="T20">2ème façon (programme) : dans la console windows directement (POUR MOI dans la console anaconda ici, qui vient juste remplacer l'invite de commande windows). Aller dans le directory où il y a le script, puis taper </text:span></text:span><text:span text:style-name="Source_20_Text"><text:span text:style-name="T23">nom_du_script.py</text:span></text:span><text:span text:style-name="Source_20_Text"><text:span text:style-name="T20">, celui-ci va ensuite s'exécuter.</text:span></text:span></text:p>
        </text:list-item>
        <text:list-item>
          <text:p text:style-name="P25"><text:span text:style-name="Source_20_Text"><text:span text:style-name="T20">3ème façon (programme) : on exécute le fichier en .py avec python. Ça va alors se lancer comme un programme. L'interpréteur est toujours utilisé, mais seul le code apparaît. <text:s/>Mais attention dans ce cas-là, le programme va se fermer très rapidement à la fin quand il sera terminé. Une façon d'éviter ça est de mettre le système en pause jusqu'à ce que l'utilisateur appuie sur une touche à la fin du programme. Il faut importer le module os (</text:span></text:span><text:span text:style-name="Source_20_Text"><text:span text:style-name="T23">import os</text:span></text:span><text:span text:style-name="Source_20_Text"><text:span text:style-name="T20">) puis appeler cette fonction à la fin du script : </text:span></text:span><text:span text:style-name="Source_20_Text"><text:span text:style-name="T23">os.system("pause")</text:span></text:span></text:p>
        </text:list-item>
      </text:list>
      <text:p text:style-name="P3"><text:span text:style-name="Source_20_Text"><text:span text:style-name="T20">REMARQUE / VRAC : si je veux appeler une fonction dans mon script (qu'il agisse comme un programme donc, 2ème et 3ème façons), cet appel de fonction va s'exécuter dès que je vais importer mon script si je veux travailler dessus sur Python (1ère façon). Pour éviter ça : </text:span></text:span></text:p>
      <text:p text:style-name="P3"><text:span text:style-name="Source_20_Text"><text:span text:style-name="T20"/></text:span></text:p>
      <text:p text:style-name="P3"><text:span text:style-name="Source_20_Text"><text:span text:style-name="T27">if</text:span></text:span><text:span text:style-name="Source_20_Text"><text:span text:style-name="T7"> </text:span></text:span><text:span text:style-name="Source_20_Text"><text:span text:style-name="T12">__name__</text:span></text:span><text:span text:style-name="Source_20_Text"><text:span text:style-name="T7"> == </text:span></text:span><text:span text:style-name="Source_20_Text"><text:span text:style-name="T14">"__main__"</text:span></text:span><text:span text:style-name="Source_20_Text"><text:span text:style-name="T7"> :</text:span></text:span></text:p>
      <text:p text:style-name="P11"/>
      <text:p text:style-name="P9">bissextile()</text:p>
      <text:p text:style-name="P9">os.system(<text:span text:style-name="T13">"pause"</text:span>)</text:p>
      <text:p text:style-name="P3"><text:span text:style-name="Source_20_Text"><text:span text:style-name="T20"/></text:span></text:p>
      <text:p text:style-name="P3"><text:span text:style-name="Source_20_Text"><text:span text:style-name="T20">Le </text:span></text:span><text:span text:style-name="Source_20_Text"><text:span text:style-name="T23">if __name__ == "__main__" :</text:span></text:span><text:span text:style-name="Source_20_Text"><text:span text:style-name="T20"> va nous permettre de n'exécuter ce bout de code que lorsqu'on veut exécuter le script comme un programme. L'autre solution était de faire 2 fichiers, un avec les fonctions etc... Et un autre qui importe ce fichier et appelle les fonctions pour agir comme un programme, mais c'est bof.</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CORRECTION : utiliser system, c'est risqué, peu portable, assez sale au final. Mieux vaut faire ça :</text:span></text:span></text:p>
      <text:p text:style-name="P3"><text:span text:style-name="Source_20_Text"><text:span text:style-name="T20"/></text:span></text:p>
      <text:p text:style-name="P3"><text:span text:style-name="Source_20_Text"><text:span text:style-name="T20">input("Appuyez sur ENTRÉE pour continuer ...") ... à la toute fin du code.</text:span></text:span></text:p>
      <text:p text:style-name="P3"><text:span text:style-name="Source_20_Text"><text:span text:style-name="T20"/></text:span></text:p>
      <text:p text:style-name="P3"><text:span text:style-name="Source_20_Text"><text:span text:style-name="T20"/></text:span></text:p>
      <text:p text:style-name="P3"><text:soft-page-break/><text:span text:style-name="Source_20_Text"><text:span text:style-name="T20"/></text:span></text:p>
      <text:p text:style-name="P3"><text:span text:style-name="Source_20_Text"><text:span text:style-name="T21">Les packages</text:span></text:span><text:span text:style-name="Source_20_Text"><text:span text:style-name="T20"> :</text:span></text:span></text:p>
      <text:p text:style-name="P3"><text:span text:style-name="Source_20_Text"><text:span text:style-name="T20"/></text:span></text:p>
      <text:p text:style-name="P3"><text:span text:style-name="Source_20_Text"><text:span text:style-name="T20">Il s'agit simplement de répertoires qui contiennent des modules. Ces répertoires peuvent contenir d'autres répertoires (sous-packages), qui eux-mêmes etc... jusqu'à ce qu'on arrive aux modules. </text:span></text:span></text:p>
      <text:p text:style-name="P3"><text:span text:style-name="Source_20_Text"><text:span text:style-name="T20"/></text:span></text:p>
      <text:p text:style-name="P3"><text:span text:style-name="Source_20_Text"><text:span text:style-name="T20">J'ai un script dans mon dossier twitterresearch-master. Dans ce dossier, j'ai également un package (répertoire) appelé repertoire_test. Dans ce package, j'ai un sous-package appelé scripts_test, contenant lui-même le module hello.py, contenant des fonctions. </text:span></text:span></text:p>
      <text:p text:style-name="P3"><text:span text:style-name="Source_20_Text"><text:span text:style-name="T20"/></text:span></text:p>
      <text:p text:style-name="P3"><text:span text:style-name="Source_20_Text"><text:span text:style-name="T20">Dans mon script d'origine, je veux profiter des fonctions de hello.py. Je vais importer ce script se trouvant dans mes packages :</text:span></text:span></text:p>
      <text:p text:style-name="P3"><text:span text:style-name="Source_20_Text"><text:span text:style-name="T20"/></text:span></text:p>
      <text:p text:style-name="P3"><text:span text:style-name="Source_20_Text"><text:span text:style-name="T27">import</text:span></text:span><text:span text:style-name="Source_20_Text"><text:span text:style-name="T7"> repertoire_test.scripts_test.hello</text:span></text:span></text:p>
      <text:p text:style-name="P11"/>
      <text:p text:style-name="P9"><text:span text:style-name="T26">if</text:span> <text:span text:style-name="T11">__name__</text:span> == <text:span text:style-name="T13">"__main__"</text:span> :</text:p>
      <text:p text:style-name="P9">repertoire_test.scripts_test.hello.bissextile()</text:p>
      <text:p text:style-name="P9">repertoire_test.scripts_test.hello.os.system(<text:span text:style-name="T13">"pause"</text:span>)</text:p>
      <text:p text:style-name="P3"><text:span text:style-name="Source_20_Text"><text:span text:style-name="T20"/></text:span></text:p>
      <text:p text:style-name="P3"><text:span text:style-name="Source_20_Text"><text:span text:style-name="T20">Pour importer un module se trouvant dans des packages, on y accède en spécifiant le chemin d'accès au module au travers des packages, le tout séparé par des '.' <text:s/>. (remarque, bien sûr puisqu'on importe simplement et que c'est un espace de noms secondaire, il faut ensuite re-spécifier le chemin d'accès quand on appelle des fonctions). </text:span></text:span></text:p>
      <text:p text:style-name="P3"><text:span text:style-name="Source_20_Text"><text:span text:style-name="T20"/></text:span></text:p>
      <text:p text:style-name="P3"><text:span text:style-name="Source_20_Text"><text:span text:style-name="T20">Bien sûr, je peux faire tout ça grâce aux autres méthodes d'importation : </text:span></text:span></text:p>
      <text:p text:style-name="P3"><text:span text:style-name="Source_20_Text"><text:span text:style-name="T20"/></text:span></text:p>
      <text:p text:style-name="P3"><text:span text:style-name="Source_20_Text"><text:span text:style-name="T25"># -*- coding: utf-8 -*-</text:span></text:span></text:p>
      <text:p text:style-name="P11"/>
      <text:p text:style-name="P9"><text:span text:style-name="T26">from</text:span> repertoire_test.scripts_test.hello <text:span text:style-name="T26">import</text:span> *</text:p>
      <text:p text:style-name="P11"/>
      <text:p text:style-name="P9"><text:span text:style-name="T26">if</text:span> <text:span text:style-name="T11">__name__</text:span> == <text:span text:style-name="T13">"__main__"</text:span> :</text:p>
      <text:p text:style-name="P9">bissextile()</text:p>
      <text:p text:style-name="P9">os.system(<text:span text:style-name="T13">"pause"</text:span>)</text:p>
      <text:p text:style-name="P3"><text:span text:style-name="Source_20_Text"><text:span text:style-name="T20"/></text:span></text:p>
      <text:p text:style-name="P3"><text:span text:style-name="Source_20_Text"><text:span text:style-name="T20">(et ici pas besoin de spécifier le chemin d'accès à chaque fois, on est dans l'espace de noms principal). </text:span></text:span></text:p>
      <text:p text:style-name="P3"><text:span text:style-name="Source_20_Text"><text:span text:style-name="T20">REMARQUE / VRAC : important, il faut que le script que j'écris et où je veux accéder à hello.py soit dans un répertoire se situant en aval de hello.py.</text:span></text:span></text:p>
      <text:p text:style-name="P3"><text:span text:style-name="Source_20_Text"><text:span text:style-name="T20"/></text:span></text:p>
      <text:p text:style-name="P3"><text:span text:style-name="Source_20_Text"><text:span text:style-name="T21">Les exceptions :</text:span></text:span></text:p>
      <text:p text:style-name="P3"><text:span text:style-name="Source_20_Text"><text:span text:style-name="T21"/></text:span></text:p>
      <text:p text:style-name="P3"><text:span text:style-name="Source_20_Text"><text:span text:style-name="T20">Dès que Python rencontre une erreur, il lève une exception, i.e. il arrête le programme et décrit l'erreur qui est apparue. Par exemple j'ai un script avec une fonction :</text:span></text:span></text:p>
      <text:p text:style-name="P3"><text:span text:style-name="Source_20_Text"><text:span text:style-name="T6">def</text:span></text:span><text:span text:style-name="Source_20_Text"><text:span text:style-name="T7"> </text:span></text:span><text:span text:style-name="Source_20_Text"><text:span text:style-name="T10">division</text:span></text:span><text:span text:style-name="Source_20_Text"><text:span text:style-name="T7">(</text:span></text:span><text:span text:style-name="Source_20_Text"><text:span text:style-name="T12">a</text:span></text:span><text:span text:style-name="Source_20_Text"><text:span text:style-name="T7">, </text:span></text:span><text:span text:style-name="Source_20_Text"><text:span text:style-name="T12">b</text:span></text:span><text:span text:style-name="Source_20_Text"><text:span text:style-name="T7">) :</text:span></text:span></text:p>
      <text:p text:style-name="P9"><text:span text:style-name="T9">print</text:span>(a / b)</text:p>
      <text:p text:style-name="P3"><text:span text:style-name="Source_20_Text"><text:span text:style-name="T20"/></text:span></text:p>
      <text:p text:style-name="P3"><text:span text:style-name="Source_20_Text"><text:span text:style-name="T20">J'appelle cette fonction dans python en important le script, ou bien je l'exécute dans l'invite de commande / en double-cliquant dessus : dans le cas où elle est utilisée avec b = 0, une exception est levée. Ça apparaît sous cette forme (impossible à voir si on exécute comme un programme car se ferme trop rapidement tho) : </text:span></text:span></text:p>
      <text:p text:style-name="P3"><text:span text:style-name="Source_20_Text"><text:span text:style-name="T20"/></text:span></text:p>
      <text:p text:style-name="P3"><text:span text:style-name="Source_20_Text"><text:span text:style-name="T20"/></text:span></text:p>
      <text:p text:style-name="P3"><draw:frame draw:style-name="fr1" draw:name="images1" text:anchor-type="paragraph" svg:width="13.628cm" svg:height="3.388cm" draw:z-index="0"><draw:image xlink:href="Pictures/200000070000353B00000D3C4EA24CBD.svm" xlink:type="simple" xlink:show="embed" xlink:actuate="onLoad"/></draw:frame><text:soft-page-break/><text:span text:style-name="Source_20_Text"><text:span text:style-name="T20"/></text:span></text:p>
      <text:p text:style-name="P3"><text:span text:style-name="Source_20_Text"><text:span text:style-name="T20">(Ici j'ai défini la fonction dans un fichier, pour l'appeler dans un autre fichier qui a importé le fichier d'origine. D'où l'erreur ligne 6 d'abord, dans le fichier appelant la fonction, qui remonte ensuite à l'erreur dans la fonction, ligne 62 du fichier d'origine).</text:span></text:span></text:p>
      <text:p text:style-name="P3"><text:span text:style-name="Source_20_Text"><text:span text:style-name="T20"/></text:span></text:p>
      <text:p text:style-name="P3"><text:span text:style-name="Source_20_Text"><text:span text:style-name="T20">Python, en levant l'exception, précise le type de l'exception : ici ZeroDivisionError, puis affiche un petit texte pour expliquer. </text:span></text:span></text:p>
      <text:p text:style-name="P3"><text:span text:style-name="Source_20_Text"><text:span text:style-name="T20"/></text:span></text:p>
      <text:p text:style-name="P3"><text:span text:style-name="Source_20_Text"><text:span text:style-name="T20">On peut traiter ces erreurs grâce aux blocs try ... except. Ça va permettre, si une exception est levée dans le bloc try, de la traiter dans le bloc except de manière personnalisée sans arrêter le programme. Exemple :</text:span></text:span></text:p>
      <text:p text:style-name="P3"><text:span text:style-name="Source_20_Text"><text:span text:style-name="T20"/></text:span></text:p>
      <text:p text:style-name="P3"><draw:frame draw:style-name="fr1" draw:name="images2" text:anchor-type="paragraph" svg:width="15.453cm" svg:height="7.728cm" draw:z-index="1"><draw:image xlink:href="Pictures/2000000700003C5D00001E2FA2FEF6EB.svm" xlink:type="simple" xlink:show="embed" xlink:actuate="onLoad"/></draw:frame><text:span text:style-name="Source_20_Text"><text:span text:style-name="T8"/></text:span></text:p>
      <text:p text:style-name="P3"><text:span text:style-name="Source_20_Text"><text:span text:style-name="T20">On essaie d'attribuer à une variable le résultat de a / b. Cependant si une exception est levée ici, on passe au bloc except. Tant que b est égal à 0, on affiche un message, et on essaie de demander à l'utilisateur d'entrer une autre valeur pour b. Dans le cas où une exception est levée lorsque l'utilisateur entre cette nouvelle valeur, on affiche un message et on revient au début de la boucle pour lui re-demander la valeur.</text:span></text:span></text:p>
      <text:p text:style-name="P3"><text:span text:style-name="Source_20_Text"><text:span text:style-name="T20">Finalement, on affiche a / b, s'il n'y a pas eu d'erreur, ou s'il y en a eu (dans ce second cas, elle a été corrigée donc on peut afficher). </text:span></text:span></text:p>
      <text:p text:style-name="P3"><text:span text:style-name="Source_20_Text"><text:span text:style-name="T20"/></text:span></text:p>
      <text:p text:style-name="P3"><text:span text:style-name="Source_20_Text"><text:span text:style-name="T20">Le problème ici, c'est que le "except" va se déclencher pour </text:span></text:span><text:span text:style-name="Source_20_Text"><text:span text:style-name="T23">n'importe quelle exception levée</text:span></text:span><text:span text:style-name="Source_20_Text"><text:span text:style-name="T20">. Typiquement, le premier except pourrait relever une erreur liée au fait que a ou b ne sont pas des chiffres, et alors le traitement de l'exception n'a plus de sens.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C'est pour ça qu'on peut (et c'est mieux) exécuter except pour un type d'exception précis. Dans l'idéal il faut toujours le faire. Il faut contrôler son code et pas utiliser try comme une recette magique, il faut anticiper les erreurs pouvant survenir, et de plus Python peut parfois lever des </text:span></text:span><text:soft-page-break/><text:span text:style-name="Source_20_Text"><text:span text:style-name="T20">exceptions sans qu'elles soient des erreurs. Par exemple interrompre le code avec ctrl+c envoie une </text:span></text:span><text:span text:style-name="Source_20_Text"><text:span text:style-name="T20">exception : si ça se retrouve traité dans un bloc except, on pourra plus arrêter le code. Ici la bonne version de mon code serait donc :</text:span></text:span></text:p>
      <text:p text:style-name="P3"><text:span text:style-name="Source_20_Text"><text:span text:style-name="T20"/></text:span></text:p>
      <text:p text:style-name="P3"><draw:frame draw:style-name="fr1" draw:name="images3" text:anchor-type="paragraph" svg:width="16.007cm" svg:height="7.913cm" draw:z-index="2"><draw:image xlink:href="Pictures/2000000700003E8800001EE8CE566C5D.svm" xlink:type="simple" xlink:show="embed" xlink:actuate="onLoad"/></draw:frame><text:span text:style-name="Source_20_Text"><text:span text:style-name="T20"/></text:span></text:p>
      <text:p text:style-name="P3"><text:span text:style-name="Source_20_Text"><text:span text:style-name="T20">On a ici précisé que c'est d'abord l'erreur ZeroDivision qui doit être traitée, puis l'erreur ValueError (si on a pas entré un chiffre). Pour trouver le type d'erreur envoyé par Python lors d'un cas particulier, le mieux c'est de tester soi-même dans l'interpréteur. </text:span></text:span></text:p>
      <text:p text:style-name="P3"><text:span text:style-name="Source_20_Text"><text:span text:style-name="T20"/></text:span></text:p>
      <text:p text:style-name="P3"><text:span text:style-name="Source_20_Text"><text:span text:style-name="T20">Mots clés else et finally :</text:span></text:span></text:p>
      <text:list xml:id="list8639580902430781186" text:style-name="L10">
        <text:list-item>
          <text:p text:style-name="P26"><text:span text:style-name="Source_20_Text"><text:span text:style-name="T20">Else : exécute une instruction si aucune exception n'a été levée.</text:span></text:span></text:p>
        </text:list-item>
        <text:list-item>
          <text:p text:style-name="P26"><text:span text:style-name="Source_20_Text"><text:span text:style-name="T20">Finally : exécute une instruction, peu importe si une exception a été levée ou non.</text:span></text:span></text:p>
        </text:list-item>
      </text:list>
      <text:p text:style-name="P3"><text:span text:style-name="Source_20_Text"><text:span text:style-name="T20"/></text:span></text:p>
      <text:p text:style-name="P3"><text:span text:style-name="Source_20_Text"><text:span text:style-name="T20"/></text:span></text:p>
      <text:p text:style-name="P3"><text:span text:style-name="Source_20_Text"><text:span text:style-name="T21">Les assertions</text:span></text:span><text:span text:style-name="Source_20_Text"><text:span text:style-name="T20"> :</text:span></text:span></text:p>
      <text:p text:style-name="P3"><text:span text:style-name="Source_20_Text"><text:span text:style-name="T20"/></text:span></text:p>
      <text:p text:style-name="P3"><text:span text:style-name="Source_20_Text"><text:span text:style-name="T20">Peut être vraiment pratique. Ça s'utilise à l'intérieur d'un bloc try. On teste une condition, n'importe laquelle. Si cette condition n'est pas remplie, une exception AssertionError est levée par Python, qu'on peut ensuite traiter par un bloc except AssertionError. Typiquement, ça permet de jeter une exception personnalisée du coup. Par exemple :</text:span></text:span></text:p>
      <text:p text:style-name="P3"><text:span text:style-name="Source_20_Text"><text:span text:style-name="T20"/></text:span></text:p>
      <text:p text:style-name="P3"><draw:frame draw:style-name="fr2" draw:name="images4" text:anchor-type="paragraph" svg:width="13.467cm" svg:height="4.683cm" draw:z-index="3"><draw:image xlink:href="Pictures/200000070000349C0000124C80C5EBA2.svm" xlink:type="simple" xlink:show="embed" xlink:actuate="onLoad"/></draw:frame><text:span text:style-name="Source_20_Text"><text:span text:style-name="T20"/></text:span></text:p>
      <text:p text:style-name="P3"><text:span text:style-name="Source_20_Text"><text:span text:style-name="T20">Ici si le chiffre entré par l'utilisateur est en-dessous de 0, on peut traiter ça par une exception. </text:span></text:span></text:p>
      <text:p text:style-name="P3"><text:span text:style-name="Source_20_Text"><text:span text:style-name="T20"/></text:span></text:p>
      <text:p text:style-name="P3"><text:span text:style-name="Source_20_Text"><text:span text:style-name="T21">Lever des exceptions :</text:span></text:span></text:p>
      <text:p text:style-name="P3"><text:span text:style-name="Source_20_Text"><text:span text:style-name="T20"/></text:span></text:p>
      <text:p text:style-name="P3"><text:soft-page-break/><text:span text:style-name="Source_20_Text"><text:span text:style-name="T20"/></text:span></text:p>
      <text:p text:style-name="P3"><draw:frame draw:style-name="fr1" draw:name="images5" text:anchor-type="paragraph" svg:width="15.769cm" svg:height="3.545cm" draw:z-index="4"><draw:image xlink:href="Pictures/2000000700003D9A00000DDA78A22507.svm" xlink:type="simple" xlink:show="embed" xlink:actuate="onLoad"/></draw:frame><text:span text:style-name="Source_20_Text"><text:span text:style-name="T20"/></text:span></text:p>
      <text:p text:style-name="P3"><text:span text:style-name="Source_20_Text"><text:span text:style-name="T20">On utilise la commande </text:span></text:span><text:span text:style-name="Source_20_Text"><text:span text:style-name="T21">raise</text:span></text:span><text:span text:style-name="Source_20_Text"><text:span text:style-name="T20">. Ça ressemble sacrément à une assertion comme ça tho, sauf qu'on peut lever une exception en précisant le type de l'exception, ou en l'incluant dans un type d'exception plus général.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REMARQUE / VRAC : pour demander une valeur à l'utilisateur, et continuer à lui demander tant qu'il n'a pas rentré le bon type de valeur, ou la bonne valeur, 2 solutions :</text:span></text:span></text:p>
      <text:p text:style-name="P3"><text:span text:style-name="Source_20_Text"><text:span text:style-name="T20"/></text:span></text:p>
      <text:p text:style-name="P3"><draw:frame draw:style-name="fr3" draw:name="images6" text:anchor-type="paragraph" svg:width="16.999cm" svg:height="3.676cm" draw:z-index="5"><draw:image xlink:href="Pictures/2000000700005A560000138A1D4CFE43.svm" xlink:type="simple" xlink:show="embed" xlink:actuate="onLoad"/></draw:frame><text:span text:style-name="Source_20_Text"><text:span text:style-name="T20"/></text:span></text:p>
      <text:p text:style-name="P3"><text:span text:style-name="Source_20_Text"><text:span text:style-name="T20">Ici on a une boucle infinie tant qu'une erreur a été détectée. Cette erreur arrive si on a une ValueError classique, ou bien si le chiffre n'est pas entre 0 et 49 comme prévu. S'il n'y a pas d'erreur, on casse la boucle et ça continue (on aurait pu le faire avec des assertions aussi ici, et traiter les 2 types d'erreur différemment). </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On aurait aussi pu avoir une solution similaire comme ça :</text:span></text:span></text:p>
      <text:p text:style-name="P3"><text:span text:style-name="Source_20_Text"><text:span text:style-name="T20"/></text:span></text:p>
      <text:p text:style-name="P3"><draw:frame draw:style-name="fr4" draw:name="images8" text:anchor-type="paragraph" svg:width="16.999cm" svg:height="6.74cm" draw:z-index="6"><draw:image xlink:href="Pictures/200000070000515800002040A96D3B76.svm" xlink:type="simple" xlink:show="embed" xlink:actuate="onLoad"/></draw:frame><text:span text:style-name="Source_20_Text"><text:span text:style-name="T20"/></text:span></text:p>
      <text:p text:style-name="P3"><text:span text:style-name="Source_20_Text"><text:span text:style-name="T20"/></text:span></text:p>
      <text:p text:style-name="P3"/>
      <text:p text:style-name="P3"><draw:frame draw:style-name="fr4" draw:name="images7" text:anchor-type="paragraph" svg:width="16.999cm" svg:height="6.191cm" draw:z-index="7"><draw:image xlink:href="Pictures/2000000700004E0900001C6D04E8217B.svm" xlink:type="simple" xlink:show="embed" xlink:actuate="onLoad"/></draw:frame><text:soft-page-break/><text:span text:style-name="Source_20_Text"><text:span text:style-name="T20"/></text:span></text:p>
      <text:p text:style-name="P3"><text:span text:style-name="Source_20_Text"><text:span text:style-name="T20">Ici, au lieu d'avoir une boucle infinie, tant que la réponse de l'utilisateur n'est pas un des mots attendus, on a une erreur qui pop et qui nous fait revenir à la boucle. S'il n'y a pas d'erreur, c'est que c'est le bon mot, on sort de la boucle.</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Notons également qu'il est possible, lorsqu'on intercepte une exception par un bloc </text:span></text:span><text:span text:style-name="Source_20_Text"><text:span text:style-name="T21">except</text:span></text:span><text:span text:style-name="Source_20_Text"><text:span text:style-name="T20">, de récupérer l'erreur qui a été renvoyée sous la forme d'une variable, avec la syntaxe :</text:span></text:span></text:p>
      <text:p text:style-name="P3"><text:span text:style-name="Source_20_Text"><text:span text:style-name="T20"/></text:span></text:p>
      <text:p text:style-name="P3"><text:span text:style-name="Source_20_Text"><text:span text:style-name="T29">except ValueError as e :</text:span></text:span></text:p>
      <text:p text:style-name="P3"><text:span text:style-name="Source_20_Text"><text:span text:style-name="T29"><text:tab/>print(e)</text:span></text:span></text:p>
      <text:p text:style-name="P3"><text:span text:style-name="Source_20_Text"><text:span text:style-name="T20"/></text:span></text:p>
      <text:p text:style-name="P3"><text:span text:style-name="Source_20_Text"><text:span text:style-name="T20">Ce qui peut s'avérer utile pour traiter une erreur différemment en fonction de l'objet renvoyé.</text:span></text:span></text:p>
      <text:p text:style-name="P3"><text:span text:style-name="Source_20_Text"><text:span text:style-name="T20"/></text:span></text:p>
      <text:p text:style-name="P3"><text:span text:style-name="Source_20_Text"><text:span text:style-name="T20">Enfin, nous pouvons définir nos propres classes d'erreur personnalisées, en héritant de la classe de base </text:span></text:span><text:span text:style-name="Source_20_Text"><text:span text:style-name="T21">Exception</text:span></text:span><text:span text:style-name="Source_20_Text"><text:span text:style-name="T20"> :</text:span></text:span></text:p>
      <text:p text:style-name="P3"><text:span text:style-name="Source_20_Text"><text:span text:style-name="T29"/></text:span></text:p>
      <text:p text:style-name="P3"><text:span text:style-name="Source_20_Text"><text:span text:style-name="T29">class ValueTooHighError(Exception):</text:span></text:span></text:p>
      <text:p text:style-name="P3"><text:span text:style-name="Source_20_Text"><text:span text:style-name="T29"><text:tab/>def __init__(self, message, value):</text:span></text:span></text:p>
      <text:p text:style-name="P3"><text:span text:style-name="Source_20_Text"><text:span text:style-name="T29"><text:tab/><text:tab/>self.message = message</text:span></text:span></text:p>
      <text:p text:style-name="P3"><text:span text:style-name="Source_20_Text"><text:span text:style-name="T29"><text:tab/><text:tab/>self.value = value</text:span></text:span></text:p>
      <text:p text:style-name="P3"><text:span text:style-name="Source_20_Text"><text:span text:style-name="T29"/></text:span></text:p>
      <text:p text:style-name="P3"><text:span text:style-name="Source_20_Text"><text:span text:style-name="T29">def test_value(x):</text:span></text:span></text:p>
      <text:p text:style-name="P3"><text:span text:style-name="Source_20_Text"><text:span text:style-name="T29"><text:tab/>if (x &gt; 100):</text:span></text:span></text:p>
      <text:p text:style-name="P3"><text:span text:style-name="Source_20_Text"><text:span text:style-name="T29"><text:tab/><text:tab/>raise ValueTooHighError('value is too high', x)</text:span></text:span></text:p>
      <text:p text:style-name="P3"><text:span text:style-name="Source_20_Text"><text:span text:style-name="T29"/></text:span></text:p>
      <text:p text:style-name="P3"><text:span text:style-name="Source_20_Text"><text:span text:style-name="T29">try:</text:span></text:span></text:p>
      <text:p text:style-name="P3"><text:span text:style-name="Source_20_Text"><text:span text:style-name="T29"><text:tab/>test_value(250)</text:span></text:span></text:p>
      <text:p text:style-name="P3"><text:span text:style-name="Source_20_Text"><text:span text:style-name="T29">except ValueTooHighError as e:</text:span></text:span></text:p>
      <text:p text:style-name="P3"><text:span text:style-name="Source_20_Text"><text:span text:style-name="T29"><text:tab/>print(e.message, e.value)</text:span></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0"/></text:span></text:p>
      <text:p text:style-name="P3"><text:span text:style-name="Source_20_Text"><text:span text:style-name="T21">Les chaînes de caractères :</text:span></text:span></text:p>
      <text:p text:style-name="P3"><text:span text:style-name="Source_20_Text"><text:span text:style-name="T21"/></text:span></text:p>
      <text:p text:style-name="P6"><text:span text:style-name="Source_20_Text"><text:span text:style-name="T21">[SEE INTERMEDIATE TUTORIAL, 1_Types.od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17M59S</meta:editing-duration>
    <meta:editing-cycles>25</meta:editing-cycles>
    <meta:generator>OpenOffice/4.1.11$Win32 OpenOffice.org_project/4111m1$Build-9808</meta:generator>
    <dc:date>2022-03-31T13:46:08</dc:date>
    <meta:document-statistic meta:table-count="1" meta:image-count="8" meta:object-count="0" meta:page-count="10" meta:paragraph-count="181" meta:word-count="2926" meta:character-count="16829"/>
    <meta:user-defined meta:name="Info 1"/>
    <meta:user-defined meta:name="Info 2"/>
    <meta:user-defined meta:name="Info 3"/>
    <meta:user-defined meta:name="Info 4"/>
  </office:meta>
</office:document-meta>
</file>